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1" fo:font-weight="bold" officeooo:rsid="0011f14f" officeooo:paragraph-rsid="0011f14f" style:font-weight-asian="bold" style:font-weight-complex="bold"/>
    </style:style>
    <style:style style:name="T1" style:family="text">
      <style:text-properties officeooo:rsid="0011f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ras de Negocio (Check, Unique)</text:p>
      <text:p text:style-name="P1"><text:span text:style-name="T1">1)</text:span>Os correntistas devem ser maiores que 18 anos. Para isso, você deve comparar a data de nascimento com a data atual. No Postgres, para saber a idade atual, use a função ((CURRENT_DATE -data_nasc)/365&gt;=18) ou use a função (AGE(CURRENT_DATE, data_nasc) &gt;= ’18 Y’)).</text:p>
      <text:p text:style-name="P1"/>
      <text:p text:style-name="P1"/>
      <text:p text:style-name="P1"><text:span text:style-name="T1">2)</text:span>Uma conta corrente só pode ser aberta com saldo mínimo inicial de R$ 500,00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4:54:22.925000000</meta:creation-date>
    <dc:date>2023-04-11T14:57:20.377000000</dc:date>
    <meta:editing-duration>PT3M6S</meta:editing-duration>
    <meta:editing-cycles>1</meta:editing-cycles>
    <meta:document-statistic meta:table-count="0" meta:image-count="0" meta:object-count="0" meta:page-count="1" meta:paragraph-count="3" meta:word-count="61" meta:character-count="375" meta:non-whitespace-character-count="317"/>
    <meta:generator>LibreOffice/7.5.0.3$Windows_X86_64 LibreOffice_project/c21113d003cd3efa8c53188764377a8272d9d6de</meta:generator>
  </office:meta>
</office:document-meta>
</file>